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500000030306068B5EA7EEE80.png" manifest:media-type="image/png"/>
  <manifest:file-entry manifest:full-path="Pictures/100000010000002100000021F12755498C67D752.png" manifest:media-type="image/png"/>
  <manifest:file-entry manifest:full-path="Pictures/1000000100000030000000207F5395E7500127E2.png" manifest:media-type="image/png"/>
  <manifest:file-entry manifest:full-path="Pictures/1000461E0000120000000C0092F431FBE9003D06.pdf" manifest:media-type="application/pdf"/>
  <manifest:file-entry manifest:full-path="Pictures/1000533200000DE000001200514616856B03F0DB.pdf" manifest:media-type="application/pdf"/>
  <manifest:file-entry manifest:full-path="Pictures/100000010000001D000000207F525038773BD62C.png" manifest:media-type="image/png"/>
  <manifest:file-entry manifest:full-path="Pictures/1000266900000C6000000C60B3F72F11423C20BC.pdf" manifest:media-type="application/pdf"/>
  <manifest:file-entry manifest:full-path="Pictures/1000285100000AE000000C00C3B4888FA4779BB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7d4aa5" draw:stroke-linejoin="miter" svg:stroke-linecap="butt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auto-grow-height="true" draw:auto-grow-width="false" fo:min-height="2.097cm" fo:min-width="2.54cm"/>
      <style:paragraph-properties style:writing-mode="lr-tb"/>
    </style:style>
    <style:style style:name="gr3" style:family="graphic" style:parent-style-name="standard">
      <style:graphic-properties draw:stroke="none" draw:fill="none" draw:auto-grow-height="true" fo:min-height="2.097cm" fo:min-width="2.54cm"/>
      <style:paragraph-properties style:writing-mode="lr-tb"/>
    </style:style>
    <style:style style:name="gr4" style:family="graphic" style:parent-style-name="standard">
      <style:graphic-properties draw:stroke="solid" svg:stroke-width="0.009cm" svg:stroke-color="#004b97" draw:stroke-linejoin="miter" svg:stroke-linecap="butt" draw:fill="solid" draw:fill-color="#fed140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gr5" style:family="graphic" style:parent-style-name="standard">
      <style:graphic-properties draw:stroke="solid" svg:stroke-width="0.035cm" svg:stroke-color="#004b97" draw:stroke-linejoin="miter" svg:stroke-linecap="butt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71cm" svg:stroke-color="#626569" draw:stroke-linejoin="miter" svg:stroke-linecap="butt" draw:fill="non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solid" draw:fill-color="#af262e" draw:shadow="visible" draw:shadow-offset-x="0cm" draw:shadow-offset-y="0cm" draw:shadow-color="#000000" draw:shadow-opacity="0%"/>
    </style:style>
    <style:style style:name="gr8" style:family="graphic" style:parent-style-name="standard">
      <style:graphic-properties draw:stroke="solid" svg:stroke-width="0.071cm" svg:stroke-color="#626569" draw:stroke-linejoin="miter" svg:stroke-linecap="butt" draw:fill="none" draw:auto-grow-height="false" draw:auto-grow-width="false" draw:fit-to-size="false" style:shrink-to-fit="true" fo:min-width="2.54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none" draw:fill="none" style:mirror="none"/>
    </style:style>
    <style:style style:name="gr10" style:family="graphic" style:parent-style-name="standard">
      <style:graphic-properties draw:stroke="solid" svg:stroke-width="0.106cm" svg:stroke-color="#004b97" draw:stroke-linejoin="miter" svg:stroke-linecap="butt" draw:fill="non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018cm" svg:stroke-color="#b94600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b94600" draw:stroke-linejoin="miter" svg:stroke-linecap="butt" draw:fill="solid" draw:fill-color="#fed140" fo:padding-top="0.134cm" fo:padding-bottom="0.134cm" fo:padding-left="0.259cm" fo:padding-right="0.259cm" draw:shadow="visible" draw:shadow-offset-x="0cm" draw:shadow-offset-y="0cm" draw:shadow-color="#000000" draw:shadow-opacity="0%"/>
    </style:style>
    <style:style style:name="gr13" style:family="graphic" style:parent-style-name="standard">
      <style:graphic-properties draw:stroke="solid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dash" draw:stroke-dash="Dash_5f_0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142cm" fo:padding-bottom="0.142cm" fo:padding-left="0.267cm" fo:padding-right="0.267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solid" svg:stroke-width="0.106cm" svg:stroke-color="#000000" draw:stroke-linejoin="miter" svg:stroke-linecap="butt" draw:fill="solid" draw:fill-color="#ffffff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17" style:family="graphic" style:parent-style-name="standard">
      <style:graphic-properties draw:stroke="solid" svg:stroke-width="0.106cm" svg:stroke-color="#000000" draw:stroke-linejoin="miter" svg:stroke-linecap="butt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Dash_5f_0" svg:stroke-width="0.071cm" svg:stroke-color="#000000" draw:stroke-linejoin="miter" svg:stroke-linecap="butt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none" draw:fill="solid" draw:fill-color="#626569" draw:shadow="visible" draw:shadow-offset-x="0cm" draw:shadow-offset-y="0cm" draw:shadow-color="#000000" draw:shadow-opacity="0%"/>
    </style:style>
    <style:style style:name="gr20" style:family="graphic" style:parent-style-name="standard">
      <style:graphic-properties draw:stroke="solid" svg:stroke-width="0.106cm" svg:stroke-color="#000000" draw:stroke-linejoin="miter" svg:stroke-linecap="butt" draw:fill="solid" draw:fill-color="#7e7f7e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21" style:family="graphic" style:parent-style-name="standard">
      <style:graphic-properties draw:stroke="solid" svg:stroke-width="0.106cm" svg:stroke-color="#4b8c2a" draw:stroke-linejoin="miter" svg:stroke-linecap="butt" draw:fill="non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width="0.035cm" svg:stroke-color="#4b8c2a" draw:stroke-linejoin="miter" svg:stroke-linecap="butt" draw:fill="none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09cm" svg:stroke-color="#4b8c2a" draw:stroke-linejoin="miter" svg:stroke-linecap="butt" draw:fill="none" fo:padding-top="0.129cm" fo:padding-bottom="0.129cm" fo:padding-left="0.254cm" fo:padding-right="0.254cm"/>
    </style:style>
    <style:style style:name="gr24" style:family="graphic" style:parent-style-name="standard">
      <style:graphic-properties draw:stroke="solid" svg:stroke-width="0.071cm" svg:stroke-color="#7d4aa5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cb5f14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solid" svg:stroke-width="0.071cm" svg:stroke-color="#af262e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7" style:family="graphic" style:parent-style-name="standard">
      <style:graphic-properties draw:stroke="solid" svg:stroke-width="0.071cm" svg:stroke-color="#004b97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8" style:family="graphic" style:parent-style-name="standard">
      <style:graphic-properties draw:stroke="solid" svg:stroke-width="0.071cm" svg:stroke-color="#4b8c2a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9" style:family="graphic" style:parent-style-name="standard">
      <style:graphic-properties draw:stroke="none" draw:fill="none" draw:auto-grow-height="true" fo:min-height="1.169cm" fo:min-width="2.54cm"/>
      <style:paragraph-properties style:writing-mode="lr-tb"/>
    </style:style>
    <style:style style:name="gr30" style:family="graphic" style:parent-style-name="standard">
      <style:graphic-properties draw:stroke="none" draw:fill="none" draw:auto-grow-height="true" fo:min-height="1.168cm" fo:min-width="2.54cm"/>
      <style:paragraph-properties style:writing-mode="lr-tb"/>
    </style:style>
    <style:style style:name="gr31" style:family="graphic" style:parent-style-name="standard">
      <style:graphic-properties draw:stroke="solid" svg:stroke-width="0.071cm" svg:stroke-color="#626569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32" style:family="graphic">
      <style:graphic-properties style:protect="size"/>
    </style:style>
    <style:style style:name="pr1" style:family="presentation" style:parent-style-name="MasterSlide0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text-align="center" fo:text-indent="0cm"/>
      <style:text-properties fo:font-size="11.6999998092651pt"/>
    </style:style>
    <style:style style:name="P3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fo:font-size="11.6999998092651pt"/>
    </style:style>
    <style:style style:name="P4" style:family="paragraph">
      <loext:graphic-properties draw:fill="solid" draw:fill-color="#fed140"/>
    </style:style>
    <style:style style:name="P5" style:family="paragraph">
      <loext:graphic-properties draw:fill="solid" draw:fill-color="#af262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626569"/>
    </style:style>
    <style:style style:name="P8" style:family="paragraph">
      <loext:graphic-properties draw:fill="solid" draw:fill-color="#7e7f7e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4b8c2a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2" style:family="text">
      <style:text-properties fo:color="#4b8c2a" loext:opacity="100%" style:font-name="Helvetica1" fo:font-size="18pt" fo:font-weight="bold" style:font-name-asian="Helvetica1" style:font-size-asian="18pt" style:font-weight-asian="bold" style:font-name-complex="Helvetica1" style:font-size-complex="18pt" style:font-weight-complex="bold"/>
    </style:style>
    <style:style style:name="T3" style:family="text">
      <style:text-properties fo:color="#004b97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4" style:family="text">
      <style:text-properties fo:color="#7d4aa5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5" style:family="text">
      <style:text-properties fo:color="#af262e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6" style:family="text">
      <style:text-properties fo:color="#cb5f14" loext:opacity="100%" style:font-name="Helvetica1" fo:font-size="18pt" fo:language="en" fo:country="US" fo:font-weight="bold" style:font-name-asian="Helvetica1" style:font-size-asian="18pt" style:font-weight-asian="bold" style:font-name-complex="Helvetica1" style:font-size-complex="18pt" style:font-weight-complex="bold"/>
    </style:style>
    <style:style style:name="T7" style:family="text">
      <style:text-properties fo:color="#626569" loext:opacity="100%" style:font-name="Helvetica1" fo:font-size="18pt" fo:font-weight="bold" style:font-name-asian="Helvetica1" style:font-size-asian="18pt" style:font-weight-asian="bold" style:font-name-complex="Helvetica1" style:font-size-complex="18pt" style:font-weight-complex="bold"/>
    </style:style>
    <style:style style:name="T8" style:family="text">
      <style:text-properties fo:color="#000000" loext:opacity="100%" style:font-name="Helvetica1" fo:font-size="16pt" fo:language="en" fo:country="US" style:font-name-asian="Helvetica1" style:font-size-asian="16pt" style:font-name-complex="Helvetica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frame draw:style-name="gr9" draw:text-style-name="P1" draw:layer="layout" svg:width="0.701cm" svg:height="0.688cm" svg:x="22.433cm" svg:y="8.742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22.433cm" svg:y="9.71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4" draw:text-style-name="P1" draw:layer="layout" svg:x1="22.384cm" svg:y1="9.012cm" svg:x2="12.973cm" svg:y2="7.349cm">
          <text:p/>
        </draw:line>
        <draw:line draw:style-name="gr14" draw:text-style-name="P1" draw:layer="layout" svg:x1="22.375cm" svg:y1="10cm" svg:x2="12.931cm" svg:y2="7.334cm">
          <text:p/>
        </draw:line>
        <draw:g>
          <draw:polygon draw:style-name="gr15" draw:text-style-name="P6" draw:layer="layout" svg:width="4.083cm" svg:height="4.077cm" svg:x="8.765cm" svg:y="3.265cm" svg:viewBox="0 0 4084 4078" draw:points="4084,4070 4072,4057 3484,0 1745,1499 1736,1508 0,3007 4063,4065 4075,4078 4073,4067">
            <text:p/>
          </draw:polygon>
          <draw:g>
            <draw:path draw:style-name="gr16" draw:text-style-name="P6" draw:layer="layout" svg:width="5.96cm" svg:height="5.807cm" svg:x="6.585cm" svg:y="0.557cm" svg:viewBox="0 0 5961 5808" svg:d="M5088 849c1164 1134 1164 2974 0 4108s-3052 1134-4216 0c-1163-1134-1163-2974 0-4108 1164-1132 3052-1132 4216 0z">
              <text:p/>
            </draw:path>
            <draw:g>
              <draw:path draw:style-name="gr17" draw:text-style-name="P1" draw:layer="layout" svg:width="0.823cm" svg:height="0.458cm" svg:x="9.485cm" svg:y="2.836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    <text:p/>
              </draw:path>
              <draw:line draw:style-name="gr18" draw:text-style-name="P1" draw:layer="layout" svg:x1="10.262cm" svg:y1="3.245cm" svg:x2="11.513cm" svg:y2="3.552cm">
                <text:p/>
              </draw:line>
              <draw:line draw:style-name="gr18" draw:text-style-name="P1" draw:layer="layout" svg:x1="10.264cm" svg:y1="3.242cm" svg:x2="11.311cm" svg:y2="3.977cm">
                <text:p/>
              </draw:line>
              <draw:path draw:style-name="gr19" draw:text-style-name="P7" draw:layer="layout" svg:width="0.302cm" svg:height="0.294cm" svg:x="10.238cm" svg:y="3.135cm" svg:viewBox="0 0 303 295" svg:d="M293 97c29 76-11 161-90 189-78 28-165-12-195-88-27-76 13-161 92-189 78-27 165 11 193 88z">
                <text:p/>
              </draw:path>
            </draw:g>
            <draw:path draw:style-name="gr17" draw:text-style-name="P1" draw:layer="layout" svg:width="1.5cm" svg:height="1.711cm" svg:x="8.423cm" svg:y="3.571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    <text:p/>
            </draw:path>
            <draw:line draw:style-name="gr17" draw:text-style-name="P1" draw:layer="layout" svg:x1="8.455cm" svg:y1="3.61cm" svg:x2="10.364cm" svg:y2="1.886cm">
              <text:p/>
            </draw:line>
            <draw:line draw:style-name="gr17" draw:text-style-name="P1" draw:layer="layout" svg:x1="6.845cm" svg:y1="3.585cm" svg:x2="8.553cm" svg:y2="3.585cm">
              <text:p/>
            </draw:line>
            <draw:g>
              <draw:path draw:style-name="gr20" draw:text-style-name="P8" draw:layer="layout" svg:width="0.859cm" svg:height="0.838cm" svg:x="9.061cm" svg:y="4.86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627cm" svg:y="5.03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2cm" svg:y="5.269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445cm" svg:y="4.712cm" svg:viewBox="0 0 860 839" svg:d="M735 122c167 163 167 430 0 594-169 164-442 164-609 0-168-164-168-431 0-594 167-163 440-163 609 0z">
                <text:p/>
              </draw:path>
            </draw:g>
            <draw:path draw:style-name="gr7" draw:text-style-name="P5" draw:layer="layout" svg:width="0.345cm" svg:height="0.336cm" svg:x="9.247cm" svg:y="2.606cm" svg:viewBox="0 0 346 337" svg:d="M295 49c68 66 68 172 0 238-67 66-178 66-245 0s-67-172 0-238c67-65 178-65 245 0z">
              <text:p/>
            </draw:path>
            <draw:frame draw:style-name="gr9" draw:text-style-name="P1" draw:layer="layout" svg:width="0.83cm" svg:height="0.537cm" svg:x="10.436cm" svg:y="1.312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75cm" svg:height="0.56cm" svg:x="8.246cm" svg:y="5.162cm">
              <draw:image xlink:href="Pictures/1000266900000C6000000C60B3F72F11423C20BC.pdf" xlink:type="simple" xlink:show="embed" xlink:actuate="onLoad" draw:mime-type="application/pdf">
                <text:p/>
              </draw:image>
              <draw:image xlink:href="Pictures/100000010000002100000021F12755498C67D752.png" xlink:type="simple" xlink:show="embed" xlink:actuate="onLoad" draw:mime-type="image/png"/>
            </draw:frame>
            <draw:frame draw:style-name="gr9" draw:text-style-name="P1" draw:layer="layout" svg:width="0.828cm" svg:height="0.537cm" svg:x="6.883cm" svg:y="2.829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07cm" svg:height="0.538cm" svg:x="11.621cm" svg:y="3.375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  <draw:frame draw:style-name="gr9" draw:text-style-name="P1" draw:layer="layout" svg:width="0.505cm" svg:height="0.537cm" svg:x="11.34cm" svg:y="4.038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</draw:g>
        </draw:g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line draw:style-name="gr21" draw:text-style-name="P1" draw:layer="layout" svg:width="7.546cm" svg:height="2.2cm" svg:x="23.564cm" svg:y="0.044cm" svg:viewBox="0 0 7547 2201" draw:points="2,0 0,2200 7545,2201 7547,6">
            <text:p/>
          </draw:polyline>
          <draw:g>
            <draw:polyline draw:style-name="gr22" draw:text-style-name="P1" draw:layer="layout" svg:width="0.242cm" svg:height="2.123cm" svg:x="30.564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30.03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9.498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8.432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7.366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6.301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5.235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8.965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7.9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6.833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5.768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4.702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4.169cm" svg:y="0.069cm" svg:viewBox="0 0 243 2124" draw:points="0,0 0,2123 243,2124 243,5">
              <text:p/>
            </draw:polyline>
            <draw:polyline draw:style-name="gr22" draw:text-style-name="P1" draw:layer="layout" svg:width="0.242cm" svg:height="2.123cm" svg:x="23.637cm" svg:y="0.069cm" svg:viewBox="0 0 243 2124" draw:points="0,0 0,2123 243,2124 243,5">
              <text:p/>
            </draw:polyline>
          </draw:g>
          <draw:g>
            <draw:polygon draw:style-name="gr23" draw:text-style-name="P1" draw:layer="layout" svg:width="0.245cm" svg:height="0.792cm" svg:x="30.56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30.027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9.494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8.428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7.363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6.298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5.231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8.962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7.896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6.83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5.764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4.699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4.166cm" svg:y="0.681cm" svg:viewBox="0 0 246 793" draw:points="0,0 246,0 246,793 0,793">
              <text:p/>
            </draw:polygon>
            <draw:polygon draw:style-name="gr23" draw:text-style-name="P1" draw:layer="layout" svg:width="0.245cm" svg:height="0.792cm" svg:x="23.632cm" svg:y="0.681cm" svg:viewBox="0 0 246 793" draw:points="0,0 246,0 246,793 0,793">
              <text:p/>
            </draw:polygon>
          </draw:g>
        </draw:g>
        <draw:g>
          <draw:polyline draw:style-name="gr21" draw:text-style-name="P1" draw:layer="layout" svg:width="7.546cm" svg:height="2.2cm" svg:x="23.516cm" svg:y="12.425cm" svg:viewBox="0 0 7547 2201" draw:points="2,2201 0,0 7545,0 7547,2196">
            <text:p/>
          </draw:polyline>
          <draw:g>
            <draw:polyline draw:style-name="gr22" draw:text-style-name="P1" draw:layer="layout" svg:width="0.242cm" svg:height="2.123cm" svg:x="30.514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9.982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9.449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8.384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7.318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6.252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5.186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8.917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7.85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6.785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5.72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4.653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4.121cm" svg:y="12.478cm" svg:viewBox="0 0 243 2124" draw:points="0,2124 0,0 243,0 243,2117">
              <text:p/>
            </draw:polyline>
            <draw:polyline draw:style-name="gr22" draw:text-style-name="P1" draw:layer="layout" svg:width="0.242cm" svg:height="2.123cm" svg:x="23.588cm" svg:y="12.478cm" svg:viewBox="0 0 243 2124" draw:points="0,2124 0,0 243,0 243,2117">
              <text:p/>
            </draw:polyline>
          </draw:g>
          <draw:g>
            <draw:polygon draw:style-name="gr23" draw:text-style-name="P1" draw:layer="layout" svg:width="0.245cm" svg:height="0.792cm" svg:x="30.511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9.979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9.446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8.38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7.314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6.248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5.183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8.914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7.847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6.782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5.716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4.65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4.118cm" svg:y="13.197cm" svg:viewBox="0 0 246 793" draw:points="0,793 246,793 246,0 0,0">
              <text:p/>
            </draw:polygon>
            <draw:polygon draw:style-name="gr23" draw:text-style-name="P1" draw:layer="layout" svg:width="0.245cm" svg:height="0.792cm" svg:x="23.584cm" svg:y="13.197cm" svg:viewBox="0 0 246 793" draw:points="0,793 246,793 246,0 0,0">
              <text:p/>
            </draw:polygon>
          </draw:g>
        </draw:g>
        <draw:line draw:style-name="gr24" draw:text-style-name="P1" draw:layer="layout" svg:x1="5.209cm" svg:y1="11.401cm" svg:x2="4.019cm" svg:y2="15.599cm">
          <text:p/>
        </draw:line>
        <draw:line draw:style-name="gr25" draw:text-style-name="P1" draw:layer="layout" svg:x1="11.808cm" svg:y1="11.403cm" svg:x2="10.03cm" svg:y2="15.601cm">
          <text:p/>
        </draw:line>
        <draw:line draw:style-name="gr26" draw:text-style-name="P1" draw:layer="layout" svg:x1="12.984cm" svg:y1="11.405cm" svg:x2="13.932cm" svg:y2="15.603cm">
          <text:p/>
        </draw:line>
        <draw:line draw:style-name="gr24" draw:text-style-name="P1" draw:layer="layout" svg:x1="16.899cm" svg:y1="11.404cm" svg:x2="17.628cm" svg:y2="15.602cm">
          <text:p/>
        </draw:line>
        <draw:line draw:style-name="gr27" draw:text-style-name="P1" draw:layer="layout" svg:x1="23.322cm" svg:y1="11.909cm" svg:x2="21.02cm" svg:y2="15.607cm">
          <text:p/>
        </draw:line>
        <draw:g>
          <draw:line draw:style-name="gr28" draw:text-style-name="P1" draw:layer="layout" svg:x1="30.286cm" svg:y1="14.829cm" svg:x2="30.847cm" svg:y2="15.599cm">
            <text:p/>
          </draw:line>
          <draw:line draw:style-name="gr28" draw:text-style-name="P1" draw:layer="layout" svg:x1="32.27cm" svg:y1="14.829cm" svg:x2="31.709cm" svg:y2="15.599cm">
            <text:p/>
          </draw:line>
        </draw:g>
        <draw:g>
          <draw:line draw:style-name="gr21" draw:text-style-name="P1" draw:layer="layout" svg:x1="31.414cm" svg:y1="14.68cm" svg:x2="31.414cm" svg:y2="0.041cm">
            <text:p/>
          </draw:line>
          <draw:line draw:style-name="gr22" draw:text-style-name="P1" draw:layer="layout" svg:x1="31.748cm" svg:y1="14.68cm" svg:x2="31.748cm" svg:y2="0cm">
            <text:p/>
          </draw:line>
          <draw:line draw:style-name="gr22" draw:text-style-name="P1" draw:layer="layout" svg:x1="32.065cm" svg:y1="14.68cm" svg:x2="32.065cm" svg:y2="0cm">
            <text:p/>
          </draw:line>
          <draw:line draw:style-name="gr22" draw:text-style-name="P1" draw:layer="layout" svg:x1="32.383cm" svg:y1="14.68cm" svg:x2="32.383cm" svg:y2="0cm">
            <text:p/>
          </draw:line>
          <draw:line draw:style-name="gr22" draw:text-style-name="P1" draw:layer="layout" svg:x1="33.018cm" svg:y1="14.68cm" svg:x2="33.018cm" svg:y2="0cm">
            <text:p/>
          </draw:line>
          <draw:line draw:style-name="gr22" draw:text-style-name="P1" draw:layer="layout" svg:x1="33.654cm" svg:y1="14.68cm" svg:x2="33.654cm" svg:y2="0cm">
            <text:p/>
          </draw:line>
          <draw:line draw:style-name="gr22" draw:text-style-name="P1" draw:layer="layout" svg:x1="34.606cm" svg:y1="14.68cm" svg:x2="34.606cm" svg:y2="0cm">
            <text:p/>
          </draw:line>
          <draw:line draw:style-name="gr22" draw:text-style-name="P1" draw:layer="layout" svg:x1="35.561cm" svg:y1="14.68cm" svg:x2="35.561cm" svg:y2="0cm">
            <text:p/>
          </draw:line>
          <draw:line draw:style-name="gr22" draw:text-style-name="P1" draw:layer="layout" svg:x1="36.513cm" svg:y1="14.68cm" svg:x2="36.513cm" svg:y2="0cm">
            <text:p/>
          </draw:line>
          <draw:line draw:style-name="gr22" draw:text-style-name="P1" draw:layer="layout" svg:x1="32.701cm" svg:y1="14.68cm" svg:x2="32.701cm" svg:y2="0cm">
            <text:p/>
          </draw:line>
          <draw:line draw:style-name="gr22" draw:text-style-name="P1" draw:layer="layout" svg:x1="33.336cm" svg:y1="14.68cm" svg:x2="33.336cm" svg:y2="0cm">
            <text:p/>
          </draw:line>
          <draw:line draw:style-name="gr22" draw:text-style-name="P1" draw:layer="layout" svg:x1="33.972cm" svg:y1="14.68cm" svg:x2="33.972cm" svg:y2="0cm">
            <text:p/>
          </draw:line>
          <draw:line draw:style-name="gr22" draw:text-style-name="P1" draw:layer="layout" svg:x1="34.925cm" svg:y1="14.68cm" svg:x2="34.925cm" svg:y2="0cm">
            <text:p/>
          </draw:line>
          <draw:line draw:style-name="gr22" draw:text-style-name="P1" draw:layer="layout" svg:x1="35.878cm" svg:y1="14.68cm" svg:x2="35.878cm" svg:y2="0cm">
            <text:p/>
          </draw:line>
          <draw:line draw:style-name="gr22" draw:text-style-name="P1" draw:layer="layout" svg:x1="37.149cm" svg:y1="14.68cm" svg:x2="37.149cm" svg:y2="0cm">
            <text:p/>
          </draw:line>
          <draw:line draw:style-name="gr22" draw:text-style-name="P1" draw:layer="layout" svg:x1="38.102cm" svg:y1="14.68cm" svg:x2="38.102cm" svg:y2="0cm">
            <text:p/>
          </draw:line>
          <draw:line draw:style-name="gr22" draw:text-style-name="P1" draw:layer="layout" svg:x1="39.055cm" svg:y1="14.68cm" svg:x2="39.055cm" svg:y2="0cm">
            <text:p/>
          </draw:line>
          <draw:line draw:style-name="gr22" draw:text-style-name="P1" draw:layer="layout" svg:x1="34.289cm" svg:y1="14.68cm" svg:x2="34.289cm" svg:y2="0cm">
            <text:p/>
          </draw:line>
          <draw:line draw:style-name="gr22" draw:text-style-name="P1" draw:layer="layout" svg:x1="35.242cm" svg:y1="14.68cm" svg:x2="35.242cm" svg:y2="0cm">
            <text:p/>
          </draw:line>
          <draw:line draw:style-name="gr22" draw:text-style-name="P1" draw:layer="layout" svg:x1="36.195cm" svg:y1="14.68cm" svg:x2="36.195cm" svg:y2="0cm">
            <text:p/>
          </draw:line>
          <draw:line draw:style-name="gr22" draw:text-style-name="P1" draw:layer="layout" svg:x1="37.466cm" svg:y1="14.68cm" svg:x2="37.466cm" svg:y2="0cm">
            <text:p/>
          </draw:line>
          <draw:line draw:style-name="gr22" draw:text-style-name="P1" draw:layer="layout" svg:x1="38.419cm" svg:y1="14.68cm" svg:x2="38.419cm" svg:y2="0cm">
            <text:p/>
          </draw:line>
          <draw:line draw:style-name="gr22" draw:text-style-name="P1" draw:layer="layout" svg:x1="36.831cm" svg:y1="14.68cm" svg:x2="36.831cm" svg:y2="0cm">
            <text:p/>
          </draw:line>
          <draw:line draw:style-name="gr22" draw:text-style-name="P1" draw:layer="layout" svg:x1="37.784cm" svg:y1="14.68cm" svg:x2="37.784cm" svg:y2="0cm">
            <text:p/>
          </draw:line>
          <draw:line draw:style-name="gr22" draw:text-style-name="P1" draw:layer="layout" svg:x1="38.738cm" svg:y1="14.68cm" svg:x2="38.738cm" svg:y2="0cm">
            <text:p/>
          </draw:line>
          <draw:line draw:style-name="gr22" draw:text-style-name="P1" draw:layer="layout" svg:x1="39.372cm" svg:y1="14.68cm" svg:x2="39.372cm" svg:y2="0cm">
            <text:p/>
          </draw:line>
          <draw:polygon draw:style-name="gr23" draw:text-style-name="P1" draw:layer="layout" svg:width="0.289cm" svg:height="0.797cm" svg:x="39.072cm" svg:y="2.115cm" svg:viewBox="0 0 290 798" draw:points="0,0 289,0 290,798 0,798">
            <text:p/>
          </draw:polygon>
          <draw:polygon draw:style-name="gr23" draw:text-style-name="P1" draw:layer="layout" svg:width="0.289cm" svg:height="0.797cm" svg:x="38.437cm" svg:y="2.115cm" svg:viewBox="0 0 290 798" draw:points="0,0 289,0 290,798 0,798">
            <text:p/>
          </draw:polygon>
          <draw:polygon draw:style-name="gr23" draw:text-style-name="P1" draw:layer="layout" svg:width="0.289cm" svg:height="0.797cm" svg:x="37.166cm" svg:y="2.115cm" svg:viewBox="0 0 290 798" draw:points="0,0 289,0 290,798 0,798">
            <text:p/>
          </draw:polygon>
          <draw:polygon draw:style-name="gr23" draw:text-style-name="P1" draw:layer="layout" svg:width="0.289cm" svg:height="0.797cm" svg:x="35.896cm" svg:y="2.115cm" svg:viewBox="0 0 290 798" draw:points="0,0 289,0 290,798 0,798">
            <text:p/>
          </draw:polygon>
          <draw:polygon draw:style-name="gr23" draw:text-style-name="P1" draw:layer="layout" svg:width="0.289cm" svg:height="0.797cm" svg:x="34.624cm" svg:y="2.116cm" svg:viewBox="0 0 290 798" draw:points="0,0 289,0 290,798 0,798">
            <text:p/>
          </draw:polygon>
          <draw:polygon draw:style-name="gr23" draw:text-style-name="P1" draw:layer="layout" svg:width="0.289cm" svg:height="0.797cm" svg:x="33.354cm" svg:y="2.117cm" svg:viewBox="0 0 290 798" draw:points="0,0 289,0 290,798 0,798">
            <text:p/>
          </draw:polygon>
          <draw:polygon draw:style-name="gr23" draw:text-style-name="P1" draw:layer="layout" svg:width="0.289cm" svg:height="0.797cm" svg:x="37.802cm" svg:y="2.115cm" svg:viewBox="0 0 290 798" draw:points="0,0 289,0 290,798 0,798">
            <text:p/>
          </draw:polygon>
          <draw:polygon draw:style-name="gr23" draw:text-style-name="P1" draw:layer="layout" svg:width="0.289cm" svg:height="0.797cm" svg:x="36.531cm" svg:y="2.115cm" svg:viewBox="0 0 290 798" draw:points="0,0 289,0 290,798 0,798">
            <text:p/>
          </draw:polygon>
          <draw:polygon draw:style-name="gr23" draw:text-style-name="P1" draw:layer="layout" svg:width="0.289cm" svg:height="0.797cm" svg:x="35.26cm" svg:y="2.116cm" svg:viewBox="0 0 290 798" draw:points="0,0 289,0 290,798 0,798">
            <text:p/>
          </draw:polygon>
          <draw:polygon draw:style-name="gr23" draw:text-style-name="P1" draw:layer="layout" svg:width="0.289cm" svg:height="0.797cm" svg:x="33.99cm" svg:y="2.116cm" svg:viewBox="0 0 290 798" draw:points="0,0 289,0 290,798 0,798">
            <text:p/>
          </draw:polygon>
          <draw:polygon draw:style-name="gr23" draw:text-style-name="P1" draw:layer="layout" svg:width="0.289cm" svg:height="0.797cm" svg:x="32.719cm" svg:y="2.117cm" svg:viewBox="0 0 290 798" draw:points="0,0 289,0 290,798 0,798">
            <text:p/>
          </draw:polygon>
          <draw:polygon draw:style-name="gr23" draw:text-style-name="P1" draw:layer="layout" svg:width="0.289cm" svg:height="0.797cm" svg:x="32.084cm" svg:y="2.117cm" svg:viewBox="0 0 290 798" draw:points="0,0 289,0 290,798 0,798">
            <text:p/>
          </draw:polygon>
          <draw:polygon draw:style-name="gr23" draw:text-style-name="P1" draw:layer="layout" svg:width="0.289cm" svg:height="0.797cm" svg:x="31.449cm" svg:y="2.117cm" svg:viewBox="0 0 290 798" draw:points="0,0 289,0 290,798 0,798">
            <text:p/>
          </draw:polygon>
          <draw:polygon draw:style-name="gr23" draw:text-style-name="P1" draw:layer="layout" svg:width="0.289cm" svg:height="0.797cm" svg:x="39.072cm" svg:y="3.699cm" svg:viewBox="0 0 290 798" draw:points="0,0 289,0 290,798 0,798">
            <text:p/>
          </draw:polygon>
          <draw:polygon draw:style-name="gr23" draw:text-style-name="P1" draw:layer="layout" svg:width="0.289cm" svg:height="0.797cm" svg:x="38.437cm" svg:y="3.7cm" svg:viewBox="0 0 290 798" draw:points="0,0 289,0 290,798 0,798">
            <text:p/>
          </draw:polygon>
          <draw:polygon draw:style-name="gr23" draw:text-style-name="P1" draw:layer="layout" svg:width="0.289cm" svg:height="0.797cm" svg:x="37.166cm" svg:y="3.7cm" svg:viewBox="0 0 290 798" draw:points="0,0 289,0 290,798 0,798">
            <text:p/>
          </draw:polygon>
          <draw:polygon draw:style-name="gr23" draw:text-style-name="P1" draw:layer="layout" svg:width="0.289cm" svg:height="0.797cm" svg:x="35.896cm" svg:y="3.701cm" svg:viewBox="0 0 290 798" draw:points="0,0 289,0 290,798 0,798">
            <text:p/>
          </draw:polygon>
          <draw:polygon draw:style-name="gr23" draw:text-style-name="P1" draw:layer="layout" svg:width="0.289cm" svg:height="0.797cm" svg:x="34.624cm" svg:y="3.701cm" svg:viewBox="0 0 290 798" draw:points="0,0 289,0 290,798 0,798">
            <text:p/>
          </draw:polygon>
          <draw:polygon draw:style-name="gr23" draw:text-style-name="P1" draw:layer="layout" svg:width="0.289cm" svg:height="0.797cm" svg:x="33.354cm" svg:y="3.702cm" svg:viewBox="0 0 290 798" draw:points="0,0 289,0 290,798 0,798">
            <text:p/>
          </draw:polygon>
          <draw:polygon draw:style-name="gr23" draw:text-style-name="P1" draw:layer="layout" svg:width="0.289cm" svg:height="0.797cm" svg:x="37.802cm" svg:y="3.7cm" svg:viewBox="0 0 290 798" draw:points="0,0 289,0 290,798 0,798">
            <text:p/>
          </draw:polygon>
          <draw:polygon draw:style-name="gr23" draw:text-style-name="P1" draw:layer="layout" svg:width="0.289cm" svg:height="0.797cm" svg:x="36.531cm" svg:y="3.701cm" svg:viewBox="0 0 290 798" draw:points="0,0 289,0 290,798 0,798">
            <text:p/>
          </draw:polygon>
          <draw:polygon draw:style-name="gr23" draw:text-style-name="P1" draw:layer="layout" svg:width="0.289cm" svg:height="0.797cm" svg:x="35.26cm" svg:y="3.701cm" svg:viewBox="0 0 290 798" draw:points="0,0 289,0 290,798 0,798">
            <text:p/>
          </draw:polygon>
          <draw:polygon draw:style-name="gr23" draw:text-style-name="P1" draw:layer="layout" svg:width="0.289cm" svg:height="0.797cm" svg:x="33.99cm" svg:y="3.702cm" svg:viewBox="0 0 290 798" draw:points="0,0 289,0 290,798 0,798">
            <text:p/>
          </draw:polygon>
          <draw:polygon draw:style-name="gr23" draw:text-style-name="P1" draw:layer="layout" svg:width="0.289cm" svg:height="0.797cm" svg:x="32.719cm" svg:y="3.702cm" svg:viewBox="0 0 290 798" draw:points="0,0 289,0 290,798 0,798">
            <text:p/>
          </draw:polygon>
          <draw:polygon draw:style-name="gr23" draw:text-style-name="P1" draw:layer="layout" svg:width="0.289cm" svg:height="0.797cm" svg:x="32.084cm" svg:y="3.703cm" svg:viewBox="0 0 290 798" draw:points="0,0 289,0 290,798 0,798">
            <text:p/>
          </draw:polygon>
          <draw:polygon draw:style-name="gr23" draw:text-style-name="P1" draw:layer="layout" svg:width="0.289cm" svg:height="0.797cm" svg:x="31.449cm" svg:y="3.703cm" svg:viewBox="0 0 290 798" draw:points="0,0 289,0 290,798 0,798">
            <text:p/>
          </draw:polygon>
          <draw:polygon draw:style-name="gr23" draw:text-style-name="P1" draw:layer="layout" svg:width="0.289cm" svg:height="0.797cm" svg:x="39.072cm" svg:y="5.283cm" svg:viewBox="0 0 290 798" draw:points="0,0 289,0 290,798 0,798">
            <text:p/>
          </draw:polygon>
          <draw:polygon draw:style-name="gr23" draw:text-style-name="P1" draw:layer="layout" svg:width="0.289cm" svg:height="0.797cm" svg:x="38.437cm" svg:y="5.283cm" svg:viewBox="0 0 290 798" draw:points="0,0 289,0 290,798 0,798">
            <text:p/>
          </draw:polygon>
          <draw:polygon draw:style-name="gr23" draw:text-style-name="P1" draw:layer="layout" svg:width="0.289cm" svg:height="0.797cm" svg:x="37.166cm" svg:y="5.284cm" svg:viewBox="0 0 290 798" draw:points="0,0 289,0 290,798 0,798">
            <text:p/>
          </draw:polygon>
          <draw:polygon draw:style-name="gr23" draw:text-style-name="P1" draw:layer="layout" svg:width="0.289cm" svg:height="0.797cm" svg:x="35.896cm" svg:y="5.284cm" svg:viewBox="0 0 290 798" draw:points="0,0 289,0 290,798 0,798">
            <text:p/>
          </draw:polygon>
          <draw:polygon draw:style-name="gr23" draw:text-style-name="P1" draw:layer="layout" svg:width="0.289cm" svg:height="0.797cm" svg:x="34.624cm" svg:y="5.285cm" svg:viewBox="0 0 290 798" draw:points="0,0 289,0 290,798 0,798">
            <text:p/>
          </draw:polygon>
          <draw:polygon draw:style-name="gr23" draw:text-style-name="P1" draw:layer="layout" svg:width="0.289cm" svg:height="0.797cm" svg:x="33.354cm" svg:y="5.286cm" svg:viewBox="0 0 290 798" draw:points="0,0 289,0 290,798 0,798">
            <text:p/>
          </draw:polygon>
          <draw:polygon draw:style-name="gr23" draw:text-style-name="P1" draw:layer="layout" svg:width="0.289cm" svg:height="0.797cm" svg:x="37.802cm" svg:y="5.284cm" svg:viewBox="0 0 290 798" draw:points="0,0 289,0 290,798 0,798">
            <text:p/>
          </draw:polygon>
          <draw:polygon draw:style-name="gr23" draw:text-style-name="P1" draw:layer="layout" svg:width="0.289cm" svg:height="0.797cm" svg:x="36.531cm" svg:y="5.284cm" svg:viewBox="0 0 290 798" draw:points="0,0 289,0 290,798 0,798">
            <text:p/>
          </draw:polygon>
          <draw:polygon draw:style-name="gr23" draw:text-style-name="P1" draw:layer="layout" svg:width="0.289cm" svg:height="0.797cm" svg:x="35.26cm" svg:y="5.285cm" svg:viewBox="0 0 290 798" draw:points="0,0 289,0 290,798 0,798">
            <text:p/>
          </draw:polygon>
          <draw:polygon draw:style-name="gr23" draw:text-style-name="P1" draw:layer="layout" svg:width="0.289cm" svg:height="0.797cm" svg:x="33.99cm" svg:y="5.285cm" svg:viewBox="0 0 290 798" draw:points="0,0 289,0 290,798 0,798">
            <text:p/>
          </draw:polygon>
          <draw:polygon draw:style-name="gr23" draw:text-style-name="P1" draw:layer="layout" svg:width="0.289cm" svg:height="0.797cm" svg:x="32.719cm" svg:y="5.286cm" svg:viewBox="0 0 290 798" draw:points="0,0 289,0 290,798 0,798">
            <text:p/>
          </draw:polygon>
          <draw:polygon draw:style-name="gr23" draw:text-style-name="P1" draw:layer="layout" svg:width="0.289cm" svg:height="0.797cm" svg:x="32.084cm" svg:y="5.286cm" svg:viewBox="0 0 290 798" draw:points="0,0 289,0 290,798 0,798">
            <text:p/>
          </draw:polygon>
          <draw:polygon draw:style-name="gr23" draw:text-style-name="P1" draw:layer="layout" svg:width="0.289cm" svg:height="0.797cm" svg:x="31.449cm" svg:y="5.288cm" svg:viewBox="0 0 290 798" draw:points="0,0 289,0 290,798 0,798">
            <text:p/>
          </draw:polygon>
          <draw:polygon draw:style-name="gr23" draw:text-style-name="P1" draw:layer="layout" svg:width="0.289cm" svg:height="0.797cm" svg:x="39.072cm" svg:y="6.867cm" svg:viewBox="0 0 290 798" draw:points="0,0 289,0 290,798 0,798">
            <text:p/>
          </draw:polygon>
          <draw:polygon draw:style-name="gr23" draw:text-style-name="P1" draw:layer="layout" svg:width="0.289cm" svg:height="0.797cm" svg:x="38.437cm" svg:y="6.868cm" svg:viewBox="0 0 290 798" draw:points="0,0 289,0 290,798 0,798">
            <text:p/>
          </draw:polygon>
          <draw:polygon draw:style-name="gr23" draw:text-style-name="P1" draw:layer="layout" svg:width="0.289cm" svg:height="0.797cm" svg:x="37.166cm" svg:y="6.868cm" svg:viewBox="0 0 290 798" draw:points="0,0 289,0 290,798 0,798">
            <text:p/>
          </draw:polygon>
          <draw:polygon draw:style-name="gr23" draw:text-style-name="P1" draw:layer="layout" svg:width="0.289cm" svg:height="0.797cm" svg:x="35.896cm" svg:y="6.869cm" svg:viewBox="0 0 290 798" draw:points="0,0 289,0 290,798 0,798">
            <text:p/>
          </draw:polygon>
          <draw:polygon draw:style-name="gr23" draw:text-style-name="P1" draw:layer="layout" svg:width="0.289cm" svg:height="0.797cm" svg:x="34.624cm" svg:y="6.869cm" svg:viewBox="0 0 290 798" draw:points="0,0 289,0 290,798 0,798">
            <text:p/>
          </draw:polygon>
          <draw:polygon draw:style-name="gr23" draw:text-style-name="P1" draw:layer="layout" svg:width="0.289cm" svg:height="0.797cm" svg:x="33.354cm" svg:y="6.87cm" svg:viewBox="0 0 290 798" draw:points="0,0 289,0 290,798 0,798">
            <text:p/>
          </draw:polygon>
          <draw:polygon draw:style-name="gr23" draw:text-style-name="P1" draw:layer="layout" svg:width="0.289cm" svg:height="0.797cm" svg:x="37.802cm" svg:y="6.868cm" svg:viewBox="0 0 290 798" draw:points="0,0 289,0 290,798 0,798">
            <text:p/>
          </draw:polygon>
          <draw:polygon draw:style-name="gr23" draw:text-style-name="P1" draw:layer="layout" svg:width="0.289cm" svg:height="0.797cm" svg:x="36.531cm" svg:y="6.869cm" svg:viewBox="0 0 290 798" draw:points="0,0 289,0 290,798 0,798">
            <text:p/>
          </draw:polygon>
          <draw:polygon draw:style-name="gr23" draw:text-style-name="P1" draw:layer="layout" svg:width="0.289cm" svg:height="0.797cm" svg:x="35.26cm" svg:y="6.869cm" svg:viewBox="0 0 290 798" draw:points="0,0 289,0 290,798 0,798">
            <text:p/>
          </draw:polygon>
          <draw:polygon draw:style-name="gr23" draw:text-style-name="P1" draw:layer="layout" svg:width="0.289cm" svg:height="0.797cm" svg:x="33.99cm" svg:y="6.87cm" svg:viewBox="0 0 290 798" draw:points="0,0 289,0 290,798 0,798">
            <text:p/>
          </draw:polygon>
          <draw:polygon draw:style-name="gr23" draw:text-style-name="P1" draw:layer="layout" svg:width="0.289cm" svg:height="0.797cm" svg:x="32.719cm" svg:y="6.87cm" svg:viewBox="0 0 290 798" draw:points="0,0 289,0 290,798 0,798">
            <text:p/>
          </draw:polygon>
          <draw:polygon draw:style-name="gr23" draw:text-style-name="P1" draw:layer="layout" svg:width="0.289cm" svg:height="0.797cm" svg:x="32.084cm" svg:y="6.871cm" svg:viewBox="0 0 290 798" draw:points="0,0 289,0 290,798 0,798">
            <text:p/>
          </draw:polygon>
          <draw:polygon draw:style-name="gr23" draw:text-style-name="P1" draw:layer="layout" svg:width="0.289cm" svg:height="0.797cm" svg:x="31.449cm" svg:y="6.871cm" svg:viewBox="0 0 290 798" draw:points="0,0 289,0 290,798 0,798">
            <text:p/>
          </draw:polygon>
          <draw:polygon draw:style-name="gr23" draw:text-style-name="P1" draw:layer="layout" svg:width="0.289cm" svg:height="0.797cm" svg:x="39.072cm" svg:y="8.496cm" svg:viewBox="0 0 290 798" draw:points="0,0 289,0 290,798 0,798">
            <text:p/>
          </draw:polygon>
          <draw:polygon draw:style-name="gr23" draw:text-style-name="P1" draw:layer="layout" svg:width="0.289cm" svg:height="0.797cm" svg:x="38.437cm" svg:y="8.496cm" svg:viewBox="0 0 290 798" draw:points="0,0 289,0 290,798 0,798">
            <text:p/>
          </draw:polygon>
          <draw:polygon draw:style-name="gr23" draw:text-style-name="P1" draw:layer="layout" svg:width="0.289cm" svg:height="0.797cm" svg:x="37.166cm" svg:y="8.497cm" svg:viewBox="0 0 290 798" draw:points="0,0 289,0 290,798 0,798">
            <text:p/>
          </draw:polygon>
          <draw:polygon draw:style-name="gr23" draw:text-style-name="P1" draw:layer="layout" svg:width="0.289cm" svg:height="0.797cm" svg:x="35.896cm" svg:y="8.497cm" svg:viewBox="0 0 290 798" draw:points="0,0 289,0 290,798 0,798">
            <text:p/>
          </draw:polygon>
          <draw:polygon draw:style-name="gr23" draw:text-style-name="P1" draw:layer="layout" svg:width="0.289cm" svg:height="0.797cm" svg:x="34.624cm" svg:y="8.498cm" svg:viewBox="0 0 290 798" draw:points="0,0 289,0 290,798 0,798">
            <text:p/>
          </draw:polygon>
          <draw:polygon draw:style-name="gr23" draw:text-style-name="P1" draw:layer="layout" svg:width="0.289cm" svg:height="0.797cm" svg:x="33.354cm" svg:y="8.499cm" svg:viewBox="0 0 290 798" draw:points="0,0 289,0 290,798 0,798">
            <text:p/>
          </draw:polygon>
          <draw:polygon draw:style-name="gr23" draw:text-style-name="P1" draw:layer="layout" svg:width="0.289cm" svg:height="0.797cm" svg:x="37.802cm" svg:y="8.497cm" svg:viewBox="0 0 290 798" draw:points="0,0 289,0 290,798 0,798">
            <text:p/>
          </draw:polygon>
          <draw:polygon draw:style-name="gr23" draw:text-style-name="P1" draw:layer="layout" svg:width="0.289cm" svg:height="0.797cm" svg:x="36.531cm" svg:y="8.497cm" svg:viewBox="0 0 290 798" draw:points="0,0 289,0 290,798 0,798">
            <text:p/>
          </draw:polygon>
          <draw:polygon draw:style-name="gr23" draw:text-style-name="P1" draw:layer="layout" svg:width="0.289cm" svg:height="0.797cm" svg:x="35.26cm" svg:y="8.498cm" svg:viewBox="0 0 290 798" draw:points="0,0 289,0 290,798 0,798">
            <text:p/>
          </draw:polygon>
          <draw:polygon draw:style-name="gr23" draw:text-style-name="P1" draw:layer="layout" svg:width="0.289cm" svg:height="0.797cm" svg:x="33.99cm" svg:y="8.498cm" svg:viewBox="0 0 290 798" draw:points="0,0 289,0 290,798 0,798">
            <text:p/>
          </draw:polygon>
          <draw:polygon draw:style-name="gr23" draw:text-style-name="P1" draw:layer="layout" svg:width="0.289cm" svg:height="0.797cm" svg:x="32.719cm" svg:y="8.499cm" svg:viewBox="0 0 290 798" draw:points="0,0 289,0 290,798 0,798">
            <text:p/>
          </draw:polygon>
          <draw:polygon draw:style-name="gr23" draw:text-style-name="P1" draw:layer="layout" svg:width="0.289cm" svg:height="0.797cm" svg:x="32.084cm" svg:y="8.499cm" svg:viewBox="0 0 290 798" draw:points="0,0 289,0 290,798 0,798">
            <text:p/>
          </draw:polygon>
          <draw:polygon draw:style-name="gr23" draw:text-style-name="P1" draw:layer="layout" svg:width="0.289cm" svg:height="0.797cm" svg:x="31.449cm" svg:y="8.5cm" svg:viewBox="0 0 290 798" draw:points="0,0 289,0 290,798 0,798">
            <text:p/>
          </draw:polygon>
          <draw:polygon draw:style-name="gr23" draw:text-style-name="P1" draw:layer="layout" svg:width="0.289cm" svg:height="0.797cm" svg:x="39.072cm" svg:y="10.08cm" svg:viewBox="0 0 290 798" draw:points="0,0 289,0 290,798 0,798">
            <text:p/>
          </draw:polygon>
          <draw:polygon draw:style-name="gr23" draw:text-style-name="P1" draw:layer="layout" svg:width="0.289cm" svg:height="0.797cm" svg:x="38.437cm" svg:y="10.08cm" svg:viewBox="0 0 290 798" draw:points="0,0 289,0 290,798 0,798">
            <text:p/>
          </draw:polygon>
          <draw:polygon draw:style-name="gr23" draw:text-style-name="P1" draw:layer="layout" svg:width="0.289cm" svg:height="0.797cm" svg:x="37.166cm" svg:y="10.08cm" svg:viewBox="0 0 290 798" draw:points="0,0 289,0 290,798 0,798">
            <text:p/>
          </draw:polygon>
          <draw:polygon draw:style-name="gr23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3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3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3" draw:text-style-name="P1" draw:layer="layout" svg:width="0.289cm" svg:height="0.797cm" svg:x="37.802cm" svg:y="10.08cm" svg:viewBox="0 0 290 798" draw:points="0,0 289,0 290,798 0,798">
            <text:p/>
          </draw:polygon>
          <draw:polygon draw:style-name="gr23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3" draw:text-style-name="P1" draw:layer="layout" svg:width="0.289cm" svg:height="0.797cm" svg:x="35.26cm" svg:y="10.081cm" svg:viewBox="0 0 290 798" draw:points="0,0 289,0 290,798 0,798">
            <text:p/>
          </draw:polygon>
          <draw:polygon draw:style-name="gr23" draw:text-style-name="P1" draw:layer="layout" svg:width="0.289cm" svg:height="0.797cm" svg:x="33.99cm" svg:y="10.083cm" svg:viewBox="0 0 290 798" draw:points="0,0 289,0 290,798 0,798">
            <text:p/>
          </draw:polygon>
          <draw:polygon draw:style-name="gr23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3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3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3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3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3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3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3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3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3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3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3" draw:text-style-name="P1" draw:layer="layout" svg:width="0.289cm" svg:height="0.797cm" svg:x="35.26cm" svg:y="11.666cm" svg:viewBox="0 0 290 798" draw:points="0,0 289,0 290,798 0,798">
            <text:p/>
          </draw:polygon>
          <draw:polygon draw:style-name="gr23" draw:text-style-name="P1" draw:layer="layout" svg:width="0.289cm" svg:height="0.797cm" svg:x="33.99cm" svg:y="11.667cm" svg:viewBox="0 0 290 798" draw:points="0,0 289,0 290,798 0,798">
            <text:p/>
          </draw:polygon>
          <draw:polygon draw:style-name="gr23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3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3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3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3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3" draw:text-style-name="P1" draw:layer="layout" svg:width="0.289cm" svg:height="0.797cm" svg:x="37.166cm" svg:y="13.25cm" svg:viewBox="0 0 290 798" draw:points="0,0 289,0 290,798 0,798">
            <text:p/>
          </draw:polygon>
          <draw:polygon draw:style-name="gr23" draw:text-style-name="P1" draw:layer="layout" svg:width="0.289cm" svg:height="0.797cm" svg:x="35.896cm" svg:y="13.25cm" svg:viewBox="0 0 290 798" draw:points="0,0 289,0 290,798 0,798">
            <text:p/>
          </draw:polygon>
          <draw:polygon draw:style-name="gr23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3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3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3" draw:text-style-name="P1" draw:layer="layout" svg:width="0.289cm" svg:height="0.797cm" svg:x="36.531cm" svg:y="13.25cm" svg:viewBox="0 0 290 798" draw:points="0,0 289,0 290,798 0,798">
            <text:p/>
          </draw:polygon>
          <draw:polygon draw:style-name="gr23" draw:text-style-name="P1" draw:layer="layout" svg:width="0.289cm" svg:height="0.797cm" svg:x="35.26cm" svg:y="13.25cm" svg:viewBox="0 0 290 798" draw:points="0,0 289,0 290,798 0,798">
            <text:p/>
          </draw:polygon>
          <draw:polygon draw:style-name="gr23" draw:text-style-name="P1" draw:layer="layout" svg:width="0.289cm" svg:height="0.797cm" svg:x="33.99cm" svg:y="13.251cm" svg:viewBox="0 0 290 798" draw:points="0,0 289,0 290,798 0,798">
            <text:p/>
          </draw:polygon>
          <draw:polygon draw:style-name="gr23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3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3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3" draw:text-style-name="P1" draw:layer="layout" svg:width="0.289cm" svg:height="0.797cm" svg:x="39.072cm" svg:y="0.529cm" svg:viewBox="0 0 290 798" draw:points="0,0 289,0 290,798 0,798">
            <text:p/>
          </draw:polygon>
          <draw:polygon draw:style-name="gr23" draw:text-style-name="P1" draw:layer="layout" svg:width="0.289cm" svg:height="0.797cm" svg:x="38.437cm" svg:y="0.53cm" svg:viewBox="0 0 290 798" draw:points="0,0 289,0 290,798 0,798">
            <text:p/>
          </draw:polygon>
          <draw:polygon draw:style-name="gr23" draw:text-style-name="P1" draw:layer="layout" svg:width="0.289cm" svg:height="0.797cm" svg:x="37.166cm" svg:y="0.53cm" svg:viewBox="0 0 290 798" draw:points="0,0 289,0 290,798 0,798">
            <text:p/>
          </draw:polygon>
          <draw:polygon draw:style-name="gr23" draw:text-style-name="P1" draw:layer="layout" svg:width="0.289cm" svg:height="0.797cm" svg:x="35.896cm" svg:y="0.531cm" svg:viewBox="0 0 290 798" draw:points="0,0 289,0 290,798 0,798">
            <text:p/>
          </draw:polygon>
          <draw:polygon draw:style-name="gr23" draw:text-style-name="P1" draw:layer="layout" svg:width="0.289cm" svg:height="0.797cm" svg:x="34.624cm" svg:y="0.531cm" svg:viewBox="0 0 290 798" draw:points="0,0 289,0 290,798 0,798">
            <text:p/>
          </draw:polygon>
          <draw:polygon draw:style-name="gr23" draw:text-style-name="P1" draw:layer="layout" svg:width="0.289cm" svg:height="0.797cm" svg:x="33.354cm" svg:y="0.533cm" svg:viewBox="0 0 290 798" draw:points="0,0 289,0 290,798 0,798">
            <text:p/>
          </draw:polygon>
          <draw:polygon draw:style-name="gr23" draw:text-style-name="P1" draw:layer="layout" svg:width="0.289cm" svg:height="0.797cm" svg:x="37.802cm" svg:y="0.53cm" svg:viewBox="0 0 290 798" draw:points="0,0 289,0 290,798 0,798">
            <text:p/>
          </draw:polygon>
          <draw:polygon draw:style-name="gr23" draw:text-style-name="P1" draw:layer="layout" svg:width="0.289cm" svg:height="0.797cm" svg:x="36.531cm" svg:y="0.53cm" svg:viewBox="0 0 290 798" draw:points="0,0 289,0 290,798 0,798">
            <text:p/>
          </draw:polygon>
          <draw:polygon draw:style-name="gr23" draw:text-style-name="P1" draw:layer="layout" svg:width="0.289cm" svg:height="0.797cm" svg:x="35.26cm" svg:y="0.531cm" svg:viewBox="0 0 290 798" draw:points="0,0 289,0 290,798 0,798">
            <text:p/>
          </draw:polygon>
          <draw:polygon draw:style-name="gr23" draw:text-style-name="P1" draw:layer="layout" svg:width="0.289cm" svg:height="0.797cm" svg:x="33.99cm" svg:y="0.533cm" svg:viewBox="0 0 290 798" draw:points="0,0 289,0 290,798 0,798">
            <text:p/>
          </draw:polygon>
          <draw:polygon draw:style-name="gr23" draw:text-style-name="P1" draw:layer="layout" svg:width="0.289cm" svg:height="0.797cm" svg:x="32.719cm" svg:y="0.533cm" svg:viewBox="0 0 290 798" draw:points="0,0 289,0 290,798 0,798">
            <text:p/>
          </draw:polygon>
          <draw:polygon draw:style-name="gr23" draw:text-style-name="P1" draw:layer="layout" svg:width="0.289cm" svg:height="0.797cm" svg:x="32.084cm" svg:y="0.533cm" svg:viewBox="0 0 290 798" draw:points="0,0 289,0 290,798 0,798">
            <text:p/>
          </draw:polygon>
          <draw:polygon draw:style-name="gr23" draw:text-style-name="P1" draw:layer="layout" svg:width="0.289cm" svg:height="0.797cm" svg:x="31.449cm" svg:y="0.534cm" svg:viewBox="0 0 290 798" draw:points="0,0 289,0 290,798 0,798">
            <text:p/>
          </draw:polygon>
          <draw:line draw:style-name="gr22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presentation:notes draw:style-name="dp2">
          <draw:page-thumbnail draw:style-name="gr3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left="0cm" fo:margin-right="0cm" fo:margin-top="0.258cm" fo:margin-bottom="0cm" fo:text-indent="0cm"/>
      <style:text-properties fo:font-size="18.2999992370605pt" style:font-size-asian="28pt" style:font-size-complex="28pt"/>
    </style:style>
    <style:style style:name="MasterSlide0-outline3" style:family="presentation" style:parent-style-name="MasterSlide0-outline2">
      <style:paragraph-properties fo:margin-left="0cm" fo:margin-right="0cm" fo:margin-top="0.191cm" fo:margin-bottom="0cm" fo:text-indent="0cm"/>
      <style:text-properties fo:font-size="15.6999998092651pt" style:font-size-asian="24pt" style:font-size-complex="24pt"/>
    </style:style>
    <style:style style:name="MasterSlide0-outline4" style:family="presentation" style:parent-style-name="MasterSlide0-outline3">
      <style:paragraph-properties fo:margin-left="0cm" fo:margin-right="0cm" fo:margin-top="0.127cm" fo:margin-bottom="0cm" fo:text-indent="0cm"/>
      <style:text-properties fo:font-size="13pt" style:font-size-asian="20pt" style:font-size-complex="20pt"/>
    </style:style>
    <style:style style:name="MasterSlide0-outline5" style:family="presentation" style:parent-style-name="MasterSlide0-outline4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6" style:family="presentation" style:parent-style-name="MasterSlide0-outline5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7" style:family="presentation" style:parent-style-name="MasterSlide0-outline6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8" style:family="presentation" style:parent-style-name="MasterSlide0-outline7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9" style:family="presentation" style:parent-style-name="MasterSlide0-outline8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MasterSlide0" style:page-layout-name="PM1" draw:style-name="Mdp1">
      <draw:frame presentation:style-name="MasterSlide0-title" draw:layer="backgroundobjects" svg:width="36.576cm" svg:height="2.967cm" svg:x="2.028cm" svg:y="0.705cm" presentation:class="title" presentation:placeholder="true">
        <draw:text-box/>
      </draw:frame>
      <draw:frame presentation:style-name="MasterSlide0-outline1" draw:layer="backgroundobjects" svg:width="36.576cm" svg:height="10.311cm" svg:x="2.028cm" svg:y="4.15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4T11:26:25.648977035</dc:date>
    <meta:editing-duration>PT4M45S</meta:editing-duration>
    <meta:editing-cycles>3</meta:editing-cycles>
    <meta:document-statistic meta:object-count="419"/>
  </office:meta>
</office:document-meta>
</file>